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style>
    <style:style style:name="P6"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9"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0" style:family="paragraph" style:parent-style-name="Default">
      <style:paragraph-properties fo:text-align="center" style:justify-single-word="false"/>
      <style:text-properties fo:font-weight="bold" style:font-weight-asian="bold" style:font-weight-complex="bold"/>
    </style:style>
    <style:style style:name="P11" style:family="paragraph" style:parent-style-name="Heading_20_1" style:list-style-name="">
      <style:paragraph-properties fo:margin-left="0cm" fo:margin-right="0cm" fo:margin-top="0cm" fo:margin-bottom="0cm" fo:text-align="center" style:justify-single-word="false" fo:text-indent="0cm" style:auto-text-indent="false" style:text-autospace="none"/>
    </style:style>
    <style:style style:name="P12"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3</text:p>
      <text:p text:style-name="P10">Perchance to Dream</text:p>
      <text:h text:style-name="P11" text:outline-level="1"><text:span text:style-name="T1">Vielleicht nur ein Traum</text:span></text:h>
      <text:p text:style-name="P5"><text:span text:style-name="T1">(für die Bösen)</text:span></text:p>
      <text:p text:style-name="P5"><text:span text:style-name="T1"/></text:p>
      <text:p text:style-name="P2">Du hast immer aus diesen Augen geschaut, gefangen in einem Körper aus Fleisch. Was ist das? Dein Körper hat einen neuen Ort betreten, ein sehr, sehr böser Ort. Ein Patz wo Du mit einem Schauer der Vorfreude entdeckst, daß Du eine Möglichkeit an Macht hast. Das ist Deine Chance, alles zu ändern. Alles was sich tut ist ein Flüstern. Der Gedanke sickert von ganz hinten ausDeines Körpers Verstandes, flüstert Dir zu, eine Pause zu machen, Dich hinzusetzen und für eine Zeit zu verweilen. Warum nicht hinlegen und ein kleines Schläfchen halten? Es ist so ein hübsches Schlafzimmer. Die Augen Deines fleischlichen Körpers schließen sich. Und zum ersten Mal, öffnen sich deine unterbewußten Augen. Es ist Zeit, deinen Träumen freien Lauf zu lassen. Laß das Schreien beginnen.. </text:p>
      <text:p text:style-name="P2"><text:span text:style-name="T3"/></text:p>
      <text:h text:style-name="P6" text:outline-level="2">Startbedingungen </text:h>
      <text:p text:style-name="P3">Kippe Deine Figur in dem Raum wo sie sich befindet um. Dein Körper schläft. </text:p>
      <text:p text:style-name="P3">Du kannst Dich nicht bewegen oder irgendeine Aktion ausführen. Lege alle Deine Gegenstände ab. Setze die Hund/ Mädchen- oder Verrückten-Karte beiseite, wenn Du sie besitzt (und verstelle entsprechend Deine Eigenschaften). </text:p>
      <text:p text:style-name="P3">Du kannst dadurch nicht sterben. Setze den Marker nötigenfalls auf 1 Punkt über Totenkopf.</text:p>
      <text:p text:style-name="P3">Setze eine Anzahl an pinken Alptraum/Nightmare-Marker in den Raum, wo Du schläfst. </text:p>
      <text:p text:style-name="P3">Die Menge entspricht der Anzahl an Spielern. </text:p>
      <text:p text:style-name="P3">Zähle geheim die Anzahl an Flucht-Räumen im Haus. </text:p>
      <text:p text:style-name="P3">Dieses sind alle Räume mit nach außen gehenden Fenstern und Türen:</text:p>
      <text:p text:style-name="P4">Grand Staircase/Master Bedroom/Bedroom/Chapel/Dining Room/Conservatory/Entrance Hall/ Gardens/ Graveyard/Patio/Tower und Balcony/Balkon-Räume. </text:p>
      <text:p text:style-name="P3">Schreibe diese Zahl auf, aber verberge sie vor den anderen Spielern. (Auch Räume mit Fenstern die auf andere Wände zeigen zählen)</text:p>
      <text:p text:style-name="P3">Wenn die Anzahl der Flucht Räume niedriger als die Anzahl der Spieler ist füge aus dem Stapel die nötige Zahl Räume hinzu und Misch den Stapel neu.</text:p>
      <text:p text:style-name="P3">Nimm die Anzahl(zahl auf Deinem Zettel) an Flucht/Escape-Markern(verdeckt) </text:p>
      <text:p text:style-name="P3">(Es gibt keine speziellen Marker dafür, nimm irgendwelche andere, in diesem Szenario nicht verwendeten werden). </text:p>
      <text:h text:style-name="P6" text:outline-level="2"/>
      <text:h text:style-name="P6" text:outline-level="2">Was Du über die Helden weißt </text:h>
      <text:p text:style-name="P3">Sie versuchen Deinen physischen Körper wieder aufzuwecken. </text:p>
      <text:p text:style-name="P4"/>
      <text:p text:style-name="P4">Du gewinnst wenn ... </text:p>
      <text:p text:style-name="P3">so viele Alpträume dem Haus entfliehen können, wie Du auf Deinem Zettel vermerkt hast. Du zeigst dann den Helden Deine notierte Zahl. </text:p>
      <text:h text:style-name="P6" text:outline-level="2"/>
      <text:h text:style-name="P6" text:outline-level="2">Wie Alpträume fliehen </text:h>
      <text:p text:style-name="P3">Wenn ein Alptraum-Marker einen Flucht-Raum betritt kann er fliehen. </text:p>
      <text:p text:style-name="P3">Dies verbraucht 1 Bewegungpunkt. </text:p>
      <text:p text:style-name="P3">Ein Fluchtzimmer kann nur 1x benutzt werden, nach einer erfolgreichen Flucht aus einem Raum wird dort zur Markierung ein Fluchtmarker platziert. Wenn neue Flucht-Räume entdeckt werden kannst Du sie nutzen, es erhöht jedoch nicht die nötige Zahl auf Deinem Zettel.</text:p>
      <text:p text:style-name="P3">Wann immer ein Alptraum getötet wird oder geflohen ist, kannst Du einen neuen Alptraum erschaffen und in den Raum stellen, wo Du schläfst. </text:p>
      <text:h text:style-name="P8" text:outline-level="2"/>
      <text:h text:style-name="P9" text:outline-level="2">Die Alpträume </text:h>
      <text:h text:style-name="P12" text:outline-level="3">Geschwindigkeit = 5 Macht = 4 Gesundheit = 4 </text:h>
      <text:h text:style-name="P7" text:outline-level="2"/>
      <text:h text:style-name="P6" text:outline-level="2">Spezielle Angriffs-Regeln </text:h>
      <text:p text:style-name="P3">Die Alpträume können Forscher mit ihrem Macht-Wert angreifen. Sie verursachen aber immer Mentalen Schaden anstelle Physischen Schaden. Wenn ein Alptraum besiegt wurde während er Angegriffen wurde ist er getötet und nicht nur betäubt. Wenn ein Alptraum besiegt wurde während er selbst Angreift ist er nur betäubt.</text:p>
      <text:p text:style-name="P1"><text:span text:style-name="T5"/></text:p>
      <text:p text:style-name="P1"><text:span text:style-name="T5">Wenn Du gewinnst </text:span><text:span text:style-name="T6">... </text:span></text:p>
      <text:p text:style-name="P1"><text:span text:style-name="T6">Du schaust zum ersten Mal von außerhalb in die plötzlich geöffneten Augen Deines Körpers. </text:span></text:p>
      <text:p text:style-name="P1"><text:span text:style-name="T6">Dein fleischlicher Körper erkennt Dich, das Unterbewußte, das solange verschlossen in Dir war. </text:span></text:p>
      <text:p text:style-name="P1"><text:span text:style-name="T6">Er versucht seinen grauenhaften Horror auszuschreien, aber der Schrei wird unter einem Schwarm lebendiger Alpträume begrab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1:33:56.70</meta:creation-date>
    <meta:document-statistic meta:table-count="0" meta:image-count="0" meta:object-count="0" meta:page-count="1" meta:paragraph-count="35" meta:word-count="538" meta:character-count="3584"/>
    <dc:date>2015-02-15T11:56:29.04</dc:date>
    <meta:editing-duration>PT5M51S</meta:editing-duration>
    <meta:editing-cycles>1</meta:editing-cycles>
    <meta:generator>OpenOffice.org/3.3$Win32 OpenOffice.org_project/330m20$Build-9567</meta:generator>
  </office:meta>
</office:document-meta>
</file>